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269fc" officeooo:paragraph-rsid="000269fc"/>
    </style:style>
    <style:style style:name="P2" style:family="paragraph" style:parent-style-name="Preformatted_20_Text" style:list-style-name="L1">
      <style:text-properties fo:font-size="12pt" officeooo:rsid="000269fc" officeooo:paragraph-rsid="0005d748" style:font-size-asian="12pt" style:font-size-complex="12pt"/>
    </style:style>
    <style:style style:name="P3" style:family="paragraph" style:parent-style-name="Preformatted_20_Text" style:list-style-name="L1">
      <style:text-properties officeooo:paragraph-rsid="0005d748"/>
    </style:style>
    <style:style style:name="P4" style:family="paragraph" style:parent-style-name="Text_20_body" style:list-style-name="L1">
      <style:text-properties officeooo:rsid="000269fc" officeooo:paragraph-rsid="000269fc"/>
    </style:style>
    <style:style style:name="P5" style:family="paragraph" style:parent-style-name="Text_20_body" style:list-style-name="L1">
      <style:text-properties officeooo:paragraph-rsid="0005d748"/>
    </style:style>
    <style:style style:name="P6" style:family="paragraph" style:parent-style-name="Text_20_body" style:list-style-name="L4">
      <style:text-properties officeooo:paragraph-rsid="000269fc"/>
    </style:style>
    <style:style style:name="P7" style:family="paragraph" style:parent-style-name="Text_20_body" style:list-style-name="L1">
      <style:text-properties fo:font-size="12pt" officeooo:rsid="000269fc" officeooo:paragraph-rsid="000269fc" style:font-size-asian="12pt" style:font-size-complex="12pt"/>
    </style:style>
    <style:style style:name="P8" style:family="paragraph" style:parent-style-name="Text_20_body" style:list-style-name="L1">
      <style:text-properties fo:font-size="12pt" officeooo:rsid="000269fc" officeooo:paragraph-rsid="0005d748" style:font-size-asian="12pt" style:font-size-complex="12pt"/>
    </style:style>
    <style:style style:name="P9" style:family="paragraph" style:parent-style-name="Text_20_body" style:list-style-name="L1">
      <style:text-properties officeooo:rsid="0006e9c5" officeooo:paragraph-rsid="0006e9c5"/>
    </style:style>
    <style:style style:name="T1" style:family="text">
      <style:text-properties officeooo:rsid="000269fc"/>
    </style:style>
    <style:style style:name="T2" style:family="text">
      <style:text-properties style:font-name="Liberation Serif" officeooo:rsid="0005d748" fo:background-color="transparent" loext:char-shading-value="0"/>
    </style:style>
    <style:style style:name="T3" style:family="text">
      <style:text-properties style:font-name="Liberation Serif" fo:font-size="12pt" officeooo:rsid="000269fc" fo:background-color="transparent" loext:char-shading-value="0" style:font-size-asian="12pt" style:font-size-complex="12pt"/>
    </style:style>
    <style:style style:name="T4" style:family="text">
      <style:text-properties style:font-name="Liberation Serif" fo:font-size="12pt" officeooo:rsid="00040d6f" fo:background-color="transparent" loext:char-shading-value="0" style:font-size-asian="12pt" style:font-size-complex="12pt"/>
    </style:style>
    <style:style style:name="T5" style:family="text">
      <style:text-properties style:font-name="Liberation Serif" fo:font-size="12pt" officeooo:rsid="0004a628" fo:background-color="transparent" loext:char-shading-value="0" style:font-size-asian="12pt" style:font-size-complex="12pt"/>
    </style:style>
    <style:style style:name="T6" style:family="text">
      <style:text-properties style:font-name="Liberation Serif" fo:font-size="12pt" officeooo:rsid="0005d748" fo:background-color="transparent" loext:char-shading-value="0" style:font-size-asian="12pt" style:font-size-complex="12pt"/>
    </style:style>
    <style:style style:name="T7" style:family="text">
      <style:text-properties style:font-name="Liberation Serif" fo:font-size="12pt" officeooo:rsid="00040d6f" fo:background-color="#dddddd" loext:char-shading-value="0" style:font-size-asian="12pt" style:font-size-complex="12pt"/>
    </style:style>
    <style:style style:name="T8" style:family="text">
      <style:text-properties style:font-name="Liberation Serif" fo:font-size="12pt" officeooo:rsid="000269fc" fo:background-color="#dddddd" loext:char-shading-value="0" style:font-size-asian="12pt" style:font-size-complex="12pt"/>
    </style:style>
    <style:style style:name="T9" style:family="text">
      <style:text-properties style:font-name="Liberation Serif" fo:font-size="12pt" officeooo:rsid="0005d748" fo:background-color="#dddddd" loext:char-shading-value="0" style:font-size-asian="12pt" style:font-size-complex="12pt"/>
    </style:style>
    <style:style style:name="T10" style:family="text">
      <style:text-properties fo:font-size="12pt" style:font-size-asian="12pt" style:font-size-complex="12pt"/>
    </style:style>
    <style:style style:name="T11" style:family="text">
      <style:text-properties fo:font-size="12pt" officeooo:rsid="0005d748" style:font-size-asian="12pt" style:font-size-complex="12pt"/>
    </style:style>
    <style:style style:name="T12" style:family="text">
      <style:text-properties fo:font-size="12pt" fo:background-color="#dddddd" loext:char-shading-value="0" style:font-size-asian="12pt" style:font-size-complex="12pt"/>
    </style:style>
    <style:style style:name="T13" style:family="text">
      <style:text-properties fo:font-size="12pt" officeooo:rsid="00040d6f" fo:background-color="#dddddd" loext:char-shading-value="0"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tting Road Classification Data</text:p>
      <text:h text:style-name="P1" text:outline-level="1">Purpose:</text:h>
      <text:list xml:id="list4055231347" text:style-name="L1">
        <text:list-item>
          <text:p text:style-name="P4">To use the road classification data as a predictor for traffic count data.</text:p>
        </text:list-item>
      </text:list>
      <text:list xml:id="list2769782876" text:style-name="L4">
        <text:list-item>
          <text:list>
            <text:list-item>
              <text:p text:style-name="P6"><text:span text:style-name="T1">Assumption: Roads with similar classification (ie. local road or collector road) will behave similarly and have similar variability in traffic counts. Knowledge about many “local roads” will aid in predicting the count of a previously unseen “local road”.</text:span></text:p>
            </text:list-item>
          </text:list>
        </text:list-item>
      </text:list>
      <text:h text:style-name="Heading_20_2" text:outline-level="2">In order to get road classification data, I must:</text:h>
      <text:list xml:id="list204722562249125" text:continue-list="list4055231347" text:style-name="L1">
        <text:list-item>
          <text:p text:style-name="P7">Strip road classification (aka function) from the Road Network Shapefile</text:p>
          <text:list>
            <text:list-item>
              <text:p text:style-name="P5"><text:span text:style-name="T10">The </text:span><text:span text:style-name="Source_20_Text"><text:span text:style-name="T12">Road Network.shp</text:span></text:span><text:span text:style-name="T10"> file contains geographic information about streets within the City of Edmonton area. Each road segment is represented by a separate link with identifying features.</text:span></text:p>
            </text:list-item>
            <text:list-item>
              <text:p text:style-name="P8">Key features are: </text:p>
              <text:list>
                <text:list-item>
                  <text:p text:style-name="P3"><text:span text:style-name="Source_20_Text"><text:span text:style-name="T8">I</text:span></text:span><text:span text:style-name="Source_20_Text"><text:span text:style-name="T9">D</text:span></text:span><text:span text:style-name="Source_20_Text"><text:span text:style-name="T3"> – which </text:span></text:span><text:span text:style-name="Source_20_Text"><text:span text:style-name="T4">is </text:span></text:span><text:span text:style-name="Source_20_Text"><text:span text:style-name="T6">a (presumed) unique identifier for the road segment</text:span></text:span></text:p>
                </text:list-item>
                <text:list-item>
                  <text:p text:style-name="P3"><text:span text:style-name="Source_20_Text"><text:span text:style-name="T10">STREET_NAM</text:span></text:span><text:span text:style-name="Source_20_Text"><text:span text:style-name="T3"> – which </text:span></text:span><text:span text:style-name="Source_20_Text"><text:span text:style-name="T4">is an all-caps string containing the name of the road segment, the road ‘suffix’ (ie. AVENUE, STREET, BOULEVARD) and the city quadrant (ie. NW, SW etc.)</text:span></text:span></text:p>
                </text:list-item>
                <text:list-item>
                  <text:p text:style-name="P3"><text:span text:style-name="Source_20_Text"><text:span text:style-name="T8">START_MARK, END_</text:span></text:span><text:span text:style-name="Source_20_Text"><text:span text:style-name="T7">MARK</text:span></text:span><text:span text:style-name="Source_20_Text"><text:span text:style-name="T3"> – which </text:span></text:span><text:span text:style-name="Source_20_Text"><text:span text:style-name="T4">both include the </text:span></text:span><text:span text:style-name="Source_20_Text"><text:span text:style-name="T13">STREET_NAM</text:span></text:span><text:span text:style-name="Source_20_Text"><text:span text:style-name="T4"> of both terminus of the road segment. </text:span></text:span><text:span text:style-name="Source_20_Text"><text:span text:style-name="T6">These entries may also include other identifying strings. One such, usually contained within square braces, [ ], is a direction of travel. The second suffix strings are usually contained within curly braces, { }, and are used for more specific details about the terminus, beyond the major road name. </text:span></text:span></text:p>
                </text:list-item>
                <text:list-item>
                  <text:p text:style-name="P3"><text:span text:style-name="Source_20_Text"><text:span text:style-name="T7">FUNCTION</text:span></text:span><text:span text:style-name="Source_20_Text"><text:span text:style-name="T3"> – which </text:span></text:span><text:span text:style-name="Source_20_Text"><text:span text:style-name="T4">is the road classification in question and is a string containing the major classification and a minor classification.</text:span></text:span></text:p>
                  <text:list>
                    <text:list-item>
                      <text:p text:style-name="P3"><text:span text:style-name="Source_20_Text"><text:span text:style-name="T4">Classifications include:</text:span></text:span></text:p>
                      <text:list>
                        <text:list-item>
                          <text:p text:style-name="P3"><text:span text:style-name="Source_20_Text"><text:span text:style-name="T4">A; arterial with sub categories of:</text:span></text:span></text:p>
                          <text:list>
                            <text:list-item>
                              <text:p text:style-name="P3"><text:span text:style-name="Source_20_Text"><text:span text:style-name="T4">A, B, C, D; as a tier system from</text:span></text:span></text:p>
                            </text:list-item>
                          </text:list>
                        </text:list-item>
                        <text:list-item>
                          <text:p text:style-name="P3"><text:span text:style-name="Source_20_Text"><text:span text:style-name="T5">AL; alley with the only sub category of:</text:span></text:span></text:p>
                          <text:list>
                            <text:list-item>
                              <text:p text:style-name="P3"><text:span text:style-name="Source_20_Text"><text:span text:style-name="T5">R – Residential</text:span></text:span></text:p>
                            </text:list-item>
                          </text:list>
                        </text:list-item>
                        <text:list-item>
                          <text:p text:style-name="P3"><text:span text:style-name="Source_20_Text"><text:span text:style-name="T5">C; Collector with the sub categories of:</text:span></text:span></text:p>
                          <text:list>
                            <text:list-item>
                              <text:p text:style-name="P3"><text:span text:style-name="Source_20_Text"><text:span text:style-name="T5">R – Residential</text:span></text:span></text:p>
                            </text:list-item>
                            <text:list-item>
                              <text:p text:style-name="P3"><text:span text:style-name="Source_20_Text"><text:span text:style-name="T5">C – Commercial</text:span></text:span></text:p>
                            </text:list-item>
                            <text:list-item>
                              <text:p text:style-name="P3"><text:span text:style-name="Source_20_Text"><text:span text:style-name="T5">I – Industrial</text:span></text:span></text:p>
                            </text:list-item>
                          </text:list>
                        </text:list-item>
                        <text:list-item>
                          <text:p text:style-name="P3"><text:span text:style-name="Source_20_Text"><text:span text:style-name="T5">L; Local with the sub categories of:</text:span></text:span></text:p>
                          <text:list>
                            <text:list-item>
                              <text:p text:style-name="P3"><text:span text:style-name="Source_20_Text"><text:span text:style-name="T5">R – Residential</text:span></text:span></text:p>
                            </text:list-item>
                            <text:list-item>
                              <text:p text:style-name="P3"><text:span text:style-name="Source_20_Text"><text:span text:style-name="T5">C – Commercial</text:span></text:span></text:p>
                            </text:list-item>
                            <text:list-item>
                              <text:p text:style-name="P3"><text:span text:style-name="Source_20_Text"><text:span text:style-name="T5">I – Industrial</text:span></text:span></text:p>
                            </text:list-item>
                            <text:list-item>
                              <text:p text:style-name="P3"><text:span text:style-name="Source_20_Text"><text:span text:style-name="T6">PW – Parkway</text:span></text:span></text:p>
                            </text:list-item>
                            <text:list-item>
                              <text:p text:style-name="P2"><text:span text:style-name="Source_20_Text"><text:span text:style-name="T2">RE – Unknown; Assumed to be Residential for further purposes</text:span></text:span></text:p>
                            </text:list-item>
                          </text:list>
                        </text:list-item>
                      </text:list>
                    </text:list-item>
                  </text:list>
                </text:list-item>
              </text:list>
            </text:list-item>
          </text:list>
        </text:list-item>
        <text:list-item>
          <text:p text:style-name="P9"><text:soft-page-break/><text:span text:style-name="T11">T</text:span><text:span text:style-name="T10">hen compare the relational information about road segments against the relational information about count-sites.</text:span></text:p>
          <text:list>
            <text:list-item>
              <text:p text:style-name="P9"><text:span text:style-name="T10">Count sites are individual *.xls, or *.pdf files obtained from the City of Edmonton Open Data website (</text:span><text:a xlink:type="simple" xlink:href="https://www.edmonton.ca/transportation/traffic_reports/traffic-volumes-turning-movements" text:style-name="Internet_20_link" text:visited-style-name="Visited_20_Internet_20_Link"><text:span text:style-name="T10">https://www.edmonton.ca/transportation/traffic_reports/traffic-volumes-turning-movements</text:span></text:a><text:span text:style-name="T10">)</text:span></text:p>
            </text:list-item>
            <text:list-item>
              <text:p text:style-name="P9"><text:span text:style-name="T10">Count files are organized by the name of the file, which starts with the name of the road segment under study, and include relational information such as “West of {adjacent road}”.</text:span></text:p>
            </text:list-item>
            <text:list-item>
              <text:p text:style-name="P9"><text:span text:style-name="T10"/></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draw:opacity="100%"/>
      <style:paragraph-properties fo:margin-top="0.1in" fo:margin-bottom="0.1in" style:contextual-spacing="true" fo:line-height="115%" fo:background-color="transparent"/>
      <style:text-properties officeooo:rsid="000269f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fo:background-color="#cccccc"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4T18:57:26.777000000</meta:creation-date>
    <dc:date>2022-07-14T20:47:21.851000000</dc:date>
    <meta:editing-duration>PT58M30S</meta:editing-duration>
    <meta:editing-cycles>1</meta:editing-cycles>
    <meta:document-statistic meta:table-count="0" meta:image-count="0" meta:object-count="0" meta:page-count="2" meta:paragraph-count="31" meta:word-count="382" meta:character-count="2355" meta:non-whitespace-character-count="2016"/>
    <meta:generator>LibreOffice/7.3.2.2$Windows_X86_64 LibreOffice_project/49f2b1bff42cfccbd8f788c8dc32c1c309559be0</meta:generator>
  </office:meta>
</office:document-meta>
</file>